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da_cfg_prep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 – 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.5" calcext:value-type="float">
            <text:p>-5.5</text:p>
          </table:table-cell>
          <table:table-cell office:value-type="float" office:value="9.5" calcext:value-type="float">
            <text:p>9.5</text:p>
          </table:table-cell>
          <table:table-cell table:formula="of:= [.C3] - [.B3]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.4</text:p>
          </table:table-cell>
          <table:table-cell table:formula="of:= [.D3] / ( [.F3] + ( 1 - [.F3] ) * [.E3] )" office:value-type="float" office:value="0.789473684210526" calcext:value-type="float">
            <text:p>0.7894736842105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-8.5" calcext:value-type="float">
            <text:p>-8.5</text:p>
          </table:table-cell>
          <table:table-cell office:value-type="float" office:value="10.5" calcext:value-type="float">
            <text:p>10.5</text:p>
          </table:table-cell>
          <table:table-cell table:formula="of:= [.C4] - [.B4]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.4</text:p>
          </table:table-cell>
          <table:table-cell table:formula="of:= [.D4] / ( [.F4] + ( 1 - [.F4] ) * [.E4] )" office:value-type="float" office:value="0.84070796460177" calcext:value-type="float">
            <text:p>0.8407079646017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 – 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/>
          <table:table-cell office:value-type="float" office:value="-5.5" calcext:value-type="float">
            <text:p>-5.5</text:p>
          </table:table-cell>
          <table:table-cell office:value-type="float" office:value="9.5" calcext:value-type="float">
            <text:p>9.5</text:p>
          </table:table-cell>
          <table:table-cell table:formula="of:= [.C8] - [.B8]"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1" table:formula="of:= ( ( [.D8] / [.F8] ) - [.E8] ) / ( 1 - [.E8] )" office:value-type="float" office:value="24.3333333333333" calcext:value-type="float">
            <text:p>24.33</text:p>
          </table:table-cell>
          <table:table-cell table:formula="of:= ROUND([.G8])" office:value-type="float" office:value="24" calcext:value-type="float">
            <text:p>24</text:p>
          </table:table-cell>
          <table:table-cell table:style-name="ce1" table:formula="of:= [.D8] / ( [.E8] + ( 1 - [.E8] ) * [.H8] )" office:value-type="float" office:value="1.01351351351351" calcext:value-type="float">
            <text:p>1.01</text:p>
          </table:table-cell>
        </table:table-row>
        <table:table-row table:style-name="ro1">
          <table:table-cell/>
          <table:table-cell office:value-type="float" office:value="-8.5" calcext:value-type="float">
            <text:p>-8.5</text:p>
          </table:table-cell>
          <table:table-cell office:value-type="float" office:value="10.5" calcext:value-type="float">
            <text:p>10.5</text:p>
          </table:table-cell>
          <table:table-cell table:formula="of:= [.C9] - [.B9]"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1" table:formula="of:= ( ( [.D9] / [.F9] ) - [.E9] ) / ( 1 - [.E9] )" office:value-type="float" office:value="31" calcext:value-type="float">
            <text:p>31.00</text:p>
          </table:table-cell>
          <table:table-cell table:formula="of:= ROUND([.G9])" office:value-type="float" office:value="31" calcext:value-type="float">
            <text:p>31</text:p>
          </table:table-cell>
          <table:table-cell table:style-name="ce1" table:formula="of:= [.D9] / ( [.E9] + ( 1 - [.E9] ) * [.H9] )" office:value-type="float" office:value="1" calcext:value-type="float">
            <text:p>1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 – 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/>
          <table:table-cell office:value-type="float" office:value="-5.5" calcext:value-type="float">
            <text:p>-5.5</text:p>
          </table:table-cell>
          <table:table-cell office:value-type="float" office:value="9.5" calcext:value-type="float">
            <text:p>9.5</text:p>
          </table:table-cell>
          <table:table-cell table:formula="of:= [.C12] - [.B12]"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style-name="ce1" table:formula="of:= ( ( [.D12] / [.F12] ) - [.E12] ) / ( 1 - [.E12] )" office:value-type="float" office:value="11.8333333333333" calcext:value-type="float">
            <text:p>11.83</text:p>
          </table:table-cell>
          <table:table-cell table:formula="of:= ROUND([.G12])" office:value-type="float" office:value="12" calcext:value-type="float">
            <text:p>12</text:p>
          </table:table-cell>
          <table:table-cell table:style-name="ce1" table:formula="of:= [.D12] / ( [.E12] + ( 1 - [.E12] ) * [.H12] )" office:value-type="float" office:value="1.97368421052632" calcext:value-type="float">
            <text:p>1.97</text:p>
          </table:table-cell>
        </table:table-row>
        <table:table-row table:style-name="ro1">
          <table:table-cell/>
          <table:table-cell office:value-type="float" office:value="-8.5" calcext:value-type="float">
            <text:p>-8.5</text:p>
          </table:table-cell>
          <table:table-cell office:value-type="float" office:value="10.5" calcext:value-type="float">
            <text:p>10.5</text:p>
          </table:table-cell>
          <table:table-cell table:formula="of:= [.C13] - [.B13]"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style-name="ce1" table:formula="of:= ( ( [.D13] / [.F13] ) - [.E13] ) / ( 1 - [.E13] )" office:value-type="float" office:value="15.1666666666667" calcext:value-type="float">
            <text:p>15.17</text:p>
          </table:table-cell>
          <table:table-cell table:formula="of:= ROUND([.G13])" office:value-type="float" office:value="15" calcext:value-type="float">
            <text:p>15</text:p>
          </table:table-cell>
          <table:table-cell table:style-name="ce1" table:formula="of:= [.D13] / ( [.E13] + ( 1 - [.E13] ) * [.H13] )" office:value-type="float" office:value="2.02127659574468" calcext:value-type="float">
            <text:p>2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6T16:41:49.328000000</meta:creation-date>
    <dc:date>2022-02-26T23:14:19.339000000</dc:date>
    <meta:editing-duration>PT1H18M57S</meta:editing-duration>
    <meta:editing-cycles>4</meta:editing-cycles>
    <meta:generator>LibreOffice/6.2.1.2$Windows_X86_64 LibreOffice_project/7bcb35dc3024a62dea0caee87020152d1ee96e71</meta:generator>
    <meta:document-statistic meta:table-count="1" meta:cell-count="66" meta:object-count="0"/>
  </office:meta>
</office:document-meta>
</file>